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c31f"/>
    </style:style>
    <style:style style:name="T1" style:family="text">
      <style:text-properties officeooo:rsid="001fc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usr/local/cuda-5.0/samples/4_Finance/MonteCarloMultiGPU/MonteCarloMultiGPU Starting...</text:span></text:p>
      <text:p text:style-name="P1"><text:span text:style-name="T1"/></text:p>
      <text:p text:style-name="P1"><text:span text:style-name="T1">MonteCarloMultiGPU</text:span></text:p>
      <text:p text:style-name="P1"><text:span text:style-name="T1">==================</text:span></text:p>
      <text:p text:style-name="P1"><text:span text:style-name="T1">Parallelization method <text:s/>= threaded</text:span></text:p>
      <text:p text:style-name="P1"><text:span text:style-name="T1">Problem scaling <text:s text:c="8"/>= weak</text:span></text:p>
      <text:p text:style-name="P1"><text:span text:style-name="T1">Number of GPUs <text:s text:c="9"/>= 1</text:span></text:p>
      <text:p text:style-name="P1"><text:span text:style-name="T1">Total number of options = 512</text:span></text:p>
      <text:p text:style-name="P1"><text:span text:style-name="T1">Number of paths <text:s text:c="8"/>= 1,000,000</text:span></text:p>
      <text:p text:style-name="P1"><text:span text:style-name="T1">main(): generating input data...</text:span></text:p>
      <text:p text:style-name="P1"><text:span text:style-name="T1">main(): starting 1 host threads...</text:span></text:p>
      <text:p text:style-name="P1"><text:span text:style-name="T1">main(): waiting for GPU results...</text:span></text:p>
      <text:p text:style-name="P1"><text:span text:style-name="T1">solverThread() finished - GPU Device 0: GeForce GT 630</text:span></text:p>
      <text:p text:style-name="P1"><text:span text:style-name="T1">main(): GPU statistics, threaded</text:span></text:p>
      <text:p text:style-name="P1"><text:span text:style-name="T1">GPU Device #0: GeForce GT 630</text:span></text:p>
      <text:p text:style-name="P1"><text:span text:style-name="T1">Options <text:s text:c="8"/>: 512</text:span></text:p>
      <text:p text:style-name="P1"><text:span text:style-name="T1">Simulation paths: 1,000,000</text:span></text:p>
      <text:p text:style-name="P1"><text:span text:style-name="T1">Total time (ms.): 757.026978</text:span></text:p>
      <text:p text:style-name="P1"><text:span text:style-name="T1">Options per sec.: 676.329926</text:span></text:p>
      <text:p text:style-name="P1"><text:span text:style-name="T1">Paths per sec.: 676329926.397611</text:span></text:p>
      <text:p text:style-name="P1"><text:span text:style-name="T1">main(): comparing Monte Carlo and Black-Scholes results...</text:span></text:p>
      <text:p text:style-name="P1"><text:span text:style-name="T1">Shutting down...</text:span></text:p>
      <text:p text:style-name="P1"><text:span text:style-name="T1">Test Summary...</text:span></text:p>
      <text:p text:style-name="P1"><text:span text:style-name="T1">L1 norm <text:s text:c="7"/>: 2.443934E-04</text:span></text:p>
      <text:p text:style-name="P1"><text:span text:style-name="T1">Average reserve: 8.691439</text:span></text:p>
      <text:p text:style-name="P1"><text:span text:style-name="T1">Test passed</text:span></text:p>
      <text:p text:style-name="P1"><text:span text:style-name="T1">1e+06,512,1.32096e+06,676.33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er </meta:initial-creator>
    <meta:creation-date>2013-03-25T18:22:12</meta:creation-date>
    <dc:date>2013-03-25T18:22:41</dc:date>
    <dc:creator>piter </dc:creator>
    <meta:editing-duration>P0D</meta:editing-duration>
    <meta:editing-cycles>1</meta:editing-cycles>
    <meta:document-statistic meta:table-count="0" meta:image-count="0" meta:object-count="0" meta:page-count="1" meta:paragraph-count="26" meta:word-count="100" meta:character-count="812" meta:non-whitespace-character-count="697"/>
    <meta:generator>LibreOffice/3.6$Linux_X86_64 LibreOffice_project/360m1$Build-2</meta:generator>
  </office:meta>
</office:document-meta>
</file>